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915cm" fo:min-width="2.135cm"/>
    </style:style>
    <style:style style:name="gr2" style:family="graphic" style:parent-style-name="standard">
      <style:graphic-properties draw:textarea-horizontal-align="justify" draw:textarea-vertical-align="top" draw:auto-grow-height="false" fo:min-height="7.116cm" fo:min-width="7.12cm"/>
    </style:style>
    <style:style style:name="gr3" style:family="graphic" style:parent-style-name="standard">
      <style:graphic-properties draw:textarea-horizontal-align="justify" draw:textarea-vertical-align="middle" draw:auto-grow-height="false" fo:min-height="1.402cm" fo:min-width="1.596cm"/>
    </style:style>
    <style:style style:name="gr4" style:family="graphic" style:parent-style-name="standard">
      <style:graphic-properties draw:textarea-horizontal-align="justify" draw:textarea-vertical-align="top" draw:auto-grow-height="false" fo:min-height="7.624cm" fo:min-width="6.993cm"/>
    </style:style>
    <style:style style:name="gr5" style:family="graphic" style:parent-style-name="standard">
      <style:graphic-properties draw:textarea-horizontal-align="justify" draw:textarea-vertical-align="top" draw:auto-grow-height="false" fo:min-height="1.782cm" fo:min-width="6.99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651cm" svg:x="4.937cm" svg:y="1.76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7.62cm" svg:height="7.366cm" svg:x="2.651cm" svg:y="4.81cm">
          <text:p text:style-name="P1">Set seed</text:p>
          <text:p text:style-name="P1">Initialize:</text:p>
          <text:p text:style-name="P1"><text:s text:c="2"/>indices,TimeFrame</text:p>
          <text:p text:style-name="P1">Run number = 1</text:p>
          <text:p text:style-name="P1">Day number = 1</text:p>
          <text:p text:style-name="P1">t_end = 365</text:p>
          <text:p text:style-name="P1">N = 300,000,000</text:p>
          <text:p text:style-name="P1">S = 299,999,999</text:p>
          <text:p text:style-name="P1">I = 1</text:p>
          <text:p text:style-name="P1">R = 0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4.191cm" svg:height="3.302cm" svg:x="4.302cm" svg:y="14.208cm">
          <text:p text:style-name="P2">T &lt;= t_end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1" xml:id="id4" draw:id="id4" draw:layer="layout" svg:width="7.493cm" svg:height="7.874cm" svg:x="11.795cm" svg:y="19.034cm">
          <text:p text:style-name="P1">Calculate:</text:p>
          <text:p text:style-name="P1"><text:s text:c="2"/>Infected</text:p>
          <text:p text:style-name="P1"><text:s text:c="2"/>Recovered</text:p>
          <text:p text:style-name="P1"/>
          <text:p text:style-name="P1">Reduce susceptible state</text:p>
          <text:p text:style-name="P1"><text:s text:c="2"/>by infected</text:p>
          <text:p text:style-name="P1">Reduce infected state by</text:p>
          <text:p text:style-name="P1"><text:s text:c="2"/>Recovered</text:p>
          <text:p text:style-name="P1">Augment recovered state</text:p>
          <text:p text:style-name="P1"><text:s text:c="2"/>By recover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7.493cm" svg:height="2.032cm" svg:x="11.795cm" svg:y="11.922cm">
          <text:p text:style-name="P1">Increment 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2.921cm" svg:height="1.651cm" svg:x="4.937cm" svg:y="19.28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6.398cm" svg:y1="3.413cm" svg:x2="6.461cm" svg:y2="4.81cm" draw:start-shape="id1" draw:start-glue-point="6" draw:end-shape="id2" svg:d="M6398 3413v699h63v698" svg:viewBox="0 0 64 1398">
          <text:p/>
        </draw:connector>
        <draw:connector draw:style-name="gr6" draw:text-style-name="P3" draw:layer="layout" svg:x1="6.461cm" svg:y1="12.176cm" svg:x2="6.397cm" svg:y2="14.208cm" draw:start-shape="id2" draw:start-glue-point="6" draw:end-shape="id3" svg:d="M6461 12176v1017h-64v1015" svg:viewBox="0 0 65 2033">
          <text:p/>
        </draw:connector>
        <draw:connector draw:style-name="gr7" draw:text-style-name="P3" draw:layer="layout" svg:x1="8.493cm" svg:y1="15.859cm" svg:x2="11.795cm" svg:y2="22.971cm" draw:start-shape="id3" draw:start-glue-point="7" draw:end-shape="id4" draw:end-glue-point="5" svg:d="M8493 15859h1651v7112h1651" svg:viewBox="0 0 3303 7113">
          <text:p text:style-name="P2">Y</text:p>
        </draw:connector>
        <draw:connector draw:style-name="gr6" draw:text-style-name="P3" draw:layer="layout" svg:x1="15.542cm" svg:y1="19.034cm" svg:x2="15.542cm" svg:y2="13.954cm" draw:start-shape="id4" draw:start-glue-point="4" draw:end-shape="id5" draw:end-glue-point="6" svg:d="M15542 19034v-5080" svg:viewBox="0 0 1 5081">
          <text:p/>
        </draw:connector>
        <draw:connector draw:style-name="gr6" draw:text-style-name="P3" draw:layer="layout" svg:x1="11.795cm" svg:y1="12.938cm" svg:x2="6.398cm" svg:y2="14.208cm" draw:start-shape="id5" draw:start-glue-point="5" draw:end-shape="id3" draw:end-glue-point="4" svg:d="M11795 12938h-5397v1270" svg:viewBox="0 0 5398 1271">
          <text:p/>
        </draw:connector>
        <draw:connector draw:style-name="gr7" draw:text-style-name="P3" draw:layer="layout" svg:x1="6.398cm" svg:y1="17.51cm" svg:x2="6.398cm" svg:y2="19.288cm" draw:start-shape="id3" draw:start-glue-point="6" draw:end-shape="id6" draw:end-glue-point="4" svg:d="M6398 17510v1778" svg:viewBox="0 0 1 1779">
          <text:p text:style-name="P2">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1:15:19.098856217</meta:creation-date>
    <meta:generator>LibreOffice/6.0.7.3$Linux_X86_64 LibreOffice_project/00m0$Build-3</meta:generator>
    <dc:date>2020-07-07T22:13:00.958913190</dc:date>
    <meta:editing-duration>PT36M38S</meta:editing-duration>
    <meta:editing-cycles>1</meta:editing-cycles>
    <meta:document-statistic meta:object-count="12"/>
  </office:meta>
</office:document-meta>
</file>